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E000000DA1EEEEE44FDB8C1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92cm" svg:y1="18.137cm" svg:x2="21.72cm" svg:y2="18.137cm">
          <text:p/>
        </draw:line>
        <draw:line draw:style-name="gr1" draw:text-style-name="P1" draw:layer="layout" svg:x1="0.892cm" svg:y1="22.737cm" svg:x2="21.72cm" svg:y2="22.737cm">
          <text:p/>
        </draw:line>
        <draw:line draw:style-name="gr1" draw:text-style-name="P1" draw:layer="layout" svg:x1="0.892cm" svg:y1="18.138cm" svg:x2="21.72cm" svg:y2="18.138cm">
          <text:p/>
        </draw:line>
        <draw:line draw:style-name="gr1" draw:text-style-name="P1" draw:layer="layout" svg:x1="0.892cm" svg:y1="27.638cm" svg:x2="21.72cm" svg:y2="27.638cm">
          <text:p/>
        </draw:line>
        <draw:frame draw:style-name="gr2" draw:text-style-name="P2" draw:layer="layout" svg:width="6.737cm" svg:height="3.69cm" svg:x="0.737cm" svg:y="0.7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7.838cm" svg:y="0.7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14.738cm" svg:y="0.7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0.737cm" svg:y="5.0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7.838cm" svg:y="5.0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14.738cm" svg:y="5.0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0.737cm" svg:y="9.3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7.838cm" svg:y="9.3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14.738cm" svg:y="9.3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0.737cm" svg:y="13.6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7.838cm" svg:y="13.6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14.738cm" svg:y="13.6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0.737cm" svg:y="17.9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7.838cm" svg:y="17.9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14.738cm" svg:y="17.9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0.737cm" svg:y="22.3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7.838cm" svg:y="22.32cm">
          <draw:image xlink:href="Pictures/100002010000018E000000DA1EEEEE44FDB8C117.png" xlink:type="simple" xlink:show="embed" xlink:actuate="onLoad">
            <text:p/>
          </draw:image>
        </draw:frame>
        <draw:frame draw:style-name="gr2" draw:text-style-name="P2" draw:layer="layout" svg:width="6.737cm" svg:height="3.69cm" svg:x="14.738cm" svg:y="22.32cm">
          <draw:image xlink:href="Pictures/100002010000018E000000DA1EEEEE44FDB8C1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19-01-18T20:03:54.065000000</dc:date>
    <meta:editing-duration>P1DT13M28S</meta:editing-duration>
    <meta:editing-cycles>6</meta:editing-cycles>
    <meta:generator>LibreOffice/5.4.4.2$Windows_X86_64 LibreOffice_project/2524958677847fb3bb44820e40380acbe820f960</meta:generator>
    <meta:print-date>2018-07-14T20:15:40.170000000</meta:print-date>
    <meta:document-statistic meta:object-count="22"/>
  </office:meta>
</office:document-meta>
</file>